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55" calcext:value-type="float">
            <text:p>1555</text:p>
          </table:table-cell>
          <table:table-cell table:style-name="ce7" table:formula="of:=COUNTIF([.B7:.B999998];&quot;X&quot;)" office:value-type="float" office:value="1356" calcext:value-type="float">
            <text:p>1356</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8" calcext:value-type="float">
            <text:p>98</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9" calcext:value-type="float">
            <text:p>179</text:p>
          </table:table-cell>
          <table:table-cell table:style-name="ce25" table:formula="of:=SUM([.B2:.F2])" office:value-type="float" office:value="1659" calcext:value-type="float">
            <text:p>165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7]+1" office:value-type="date" office:date-value="2026-03-13" calcext:value-type="date">
            <text:p>13/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8]+1" office:value-type="date" office:date-value="2026-03-14" calcext:value-type="date">
            <text:p>1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chorro-quente.</text:p>
          </table:table-cell>
          <table:table-cell table:number-columns-repeated="1014"/>
        </table:table-row>
        <table:table-row table:style-name="ro13">
          <table:table-cell table:style-name="ce18" table:formula="of:=[.A1559]+1" office:value-type="date" office:date-value="2026-03-15" calcext:value-type="date">
            <text:p>1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60]+1" office:value-type="date" office:date-value="2026-03-16" calcext:value-type="date">
            <text:p>1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novo time e, de verdade, obrigado Deus, pois, eu goste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3" table:number-rows-repeated="1047014">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16">00/00/0000</text:date>, <text:time style:data-style-name="N2" text:time-value="22:39:53.82777638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3-16T22:45:12.630844386</dc:date>
    <meta:editing-duration>P1DT15H54M33S</meta:editing-duration>
    <meta:editing-cycles>1553</meta:editing-cycles>
    <meta:document-statistic meta:table-count="1" meta:cell-count="9397" meta:object-count="0"/>
  </office:meta>
</office:document-meta>
</file>